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907cm" style:rel-column-width="17613*"/>
    </style:style>
    <style:style style:name="Table1.B" style:family="table-column">
      <style:table-column-properties style:column-width="8.174cm" style:rel-column-width="20843*"/>
    </style:style>
    <style:style style:name="Table1.C" style:family="table-column">
      <style:table-column-properties style:column-width="10.619cm" style:rel-column-width="270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.508cm" fo:margin-bottom="0.508cm"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вартальный анализ целей в области качества на 2016 год. 3<text:span text:style-name="T1">-й </text:span>квартал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3" office:value-type="string">
            <text:p text:style-name="Table_20_Contents">Увеличение выручки на 30% по отношению показателя 2015 год.</text:p>
          </table:table-cell>
          <table:table-cell table:style-name="Table1.A2" office:value-type="string">
            <text:p text:style-name="Table_20_Contents">Уменьшить вдвое количество открываемых дефектов по сравнению со статистикой за 2015 год. Для проектов выпущенных в production 1 дефект на 60 часов тестирования, для проектов не выпущенных в production 1 дефект на 30 часов тестирования.</text:p>
          </table:table-cell>
          <table:table-cell table:style-name="Table1.C2" office:value-type="string">
            <text:p text:style-name="Table_20_Contents">Количество часов тестирования на итерацию и количество открытых дефектов для периодов 2015 и 2016 годов приведено в следующей таблице. По сравнению с <text:span text:style-name="T1">4</text:span> кварталом 2015 года, число открытых дефектов снизилось <text:span text:style-name="T2">и</text:span> <text:span text:style-name="T2">показатель был выполнен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проектами/задачами весь текущий производственный персонал и потенциальных сотрудников в количестве 50 человек.</text:p>
          </table:table-cell>
          <table:table-cell table:style-name="Table1.C2" office:value-type="string">
            <text:p text:style-name="Table_20_Contents">На данный момент все сотрудники отдела тестирования обеспечены задачами. Несмотря на то, что по проекту Vertigo было сокращено, были активности на других проектах: TCC, <text:span text:style-name="T1">Runwaysales</text:span>, GEM, <text:span text:style-name="T1">Blazemeter. </text:span><text:span text:style-name="T2">Медленно, но развивается сотрудничество с клиентами от </text:span><text:span text:style-name="T1">Blazemeter: EMPShop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с 30 до 40% по сравнению со статистикой 2015 года.</text:p>
          </table:table-cell>
          <table:table-cell table:style-name="Table1.C2" office:value-type="string">
            <text:p text:style-name="Table_20_Contents">Количество дефектов открытое <text:span text:style-name="T2">в</text:span> 4-м квартале: 13. Незначительно уменьшилось по сравнению с третьим кварталом этого года, и в сравнении с 4-м кварталом 2015 года (16)</text:p>
            <text:p text:style-name="Table_20_Contents">Количество замечаний заказчиков 0. На конец года достижение цели по этому показателю выполняется.</text:p>
          </table:table-cell>
        </table:table-row>
        <table:table-row>
          <table:table-cell table:style-name="Table1.A2" table:number-rows-spanned="2" office:value-type="string">
            <text:p text:style-name="Table_20_Contents">Обеспечение роста производственного персонала на 50 человек</text:p>
          </table:table-cell>
          <table:table-cell table:style-name="Table1.A2" office:value-type="string">
            <text:p text:style-name="Table_20_Contents">Нанять дополнительно 50 человек производственного персонала равномерно в течение 2016 года</text:p>
          </table:table-cell>
          <table:table-cell table:style-name="Table1.C2" office:value-type="string">
            <text:p text:style-name="Table_20_Contents">Для отдела тестирования на стратегической сессии поставлена цель — 16 человек на конец года, не считая декретников. На данный момент в отделе 1<text:span text:style-name="T1">2</text:span> человек, не считая декретников. По результатам квартала отдел увеличился на <text:span text:style-name="T1">3</text:span> человека, уволился 1. с начала года плюс 3. Цель не выполнена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текучесть производственного персонала на уровне не выше 25%</text:p>
          </table:table-cell>
          <table:table-cell table:style-name="Table1.C2" office:value-type="string">
            <text:p text:style-name="Table_20_Contents">На конец 3 квартала — 3 сотрудников приняты на работу в отдел. 1 сотрудник уволился. Цель выполнена.</text:p>
          </table:table-cell>
        </table:table-row>
      </table:table>
      <text:p text:style-name="P2"/>
      <text:p text:style-name="P2"><text:soft-page-break/>Соотношение числа открытых дефектов к часам тестирования по проектно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D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Contents">Проект</text:p>
          </table:table-cell>
          <table:table-cell table:style-name="Table2.A2" office:value-type="string">
            <text:p text:style-name="Table_20_Contents">Число открытых дефектов</text:p>
          </table:table-cell>
          <table:table-cell table:style-name="Table2.A2" office:value-type="string">
            <text:p text:style-name="Table_20_Contents">Число часов тестирования на дефект</text:p>
          </table:table-cell>
          <table:table-cell table:style-name="Table2.A2" office:value-type="string">
            <text:p text:style-name="Table_20_Contents">Проект</text:p>
          </table:table-cell>
          <table:table-cell table:style-name="Table2.A2" office:value-type="string">
            <text:p text:style-name="Table_20_Contents">Число открытых дефектов</text:p>
          </table:table-cell>
          <table:table-cell table:style-name="Table2.F2" office:value-type="string">
            <text:p text:style-name="Table_20_Contents">Число часов тестирования</text:p>
          </table:table-cell>
        </table:table-row>
        <table:table-row>
          <table:table-cell table:style-name="Table2.A2" office:value-type="string">
            <text:p text:style-name="P3">Transactions to ERP</text:p>
          </table:table-cell>
          <table:table-cell table:style-name="Table2.B3" office:value-type="float" office:value="6">
            <text:p text:style-name="P5">6</text:p>
          </table:table-cell>
          <table:table-cell table:style-name="Table2.B3" office:value-type="float" office:value="6">
            <text:p text:style-name="P3">6</text:p>
          </table:table-cell>
          <table:table-cell table:style-name="Table2.A2" office:value-type="string">
            <text:p text:style-name="Table_20_Contents">Transactions to ERP</text:p>
          </table:table-cell>
          <table:table-cell table:style-name="Table2.B3" office:value-type="float" office:value="4">
            <text:p text:style-name="P5">4</text:p>
          </table:table-cell>
          <table:table-cell table:style-name="Table2.F3" office:value-type="float" office:value="223">
            <text:p text:style-name="P5">223</text:p>
          </table:table-cell>
        </table:table-row>
        <table:table-row>
          <table:table-cell table:style-name="Table2.A2" office:value-type="string">
            <text:p text:style-name="Table_20_Contents">Cassantec</text:p>
          </table:table-cell>
          <table:table-cell table:style-name="Table2.B3" office:value-type="float" office:value="2">
            <text:p text:style-name="Table_20_Contents">2</text:p>
          </table:table-cell>
          <table:table-cell table:style-name="Table2.B3" office:value-type="float" office:value="129">
            <text:p text:style-name="P3">129</text:p>
          </table:table-cell>
          <table:table-cell table:style-name="Table2.A2" office:value-type="string">
            <text:p text:style-name="Table_20_Contents">Cassantec</text:p>
          </table:table-cell>
          <table:table-cell table:style-name="Table2.B3" office:value-type="float" office:value="1">
            <text:p text:style-name="P5">1</text:p>
          </table:table-cell>
          <table:table-cell table:style-name="Table2.F3" office:value-type="float" office:value="170">
            <text:p text:style-name="P5">170</text:p>
          </table:table-cell>
        </table:table-row>
        <table:table-row>
          <table:table-cell table:style-name="Table2.A2" office:value-type="string">
            <text:p text:style-name="P3">Goran</text:p>
          </table:table-cell>
          <table:table-cell table:style-name="Table2.B3" office:value-type="float" office:value="4">
            <text:p text:style-name="P5">4</text:p>
          </table:table-cell>
          <table:table-cell table:style-name="Table2.B3" office:value-type="float" office:value="36">
            <text:p text:style-name="P3">36</text:p>
          </table:table-cell>
          <table:table-cell table:style-name="Table2.A2" office:value-type="string">
            <text:p text:style-name="Table_20_Contents">Goran</text:p>
          </table:table-cell>
          <table:table-cell table:style-name="Table2.B3" office:value-type="float" office:value="4">
            <text:p text:style-name="Table_20_Contents">4</text:p>
          </table:table-cell>
          <table:table-cell table:style-name="Table2.F3" office:value-type="float" office:value="415">
            <text:p text:style-name="P5">415</text:p>
          </table:table-cell>
        </table:table-row>
        <table:table-row>
          <table:table-cell table:style-name="Table2.A2" office:value-type="string">
            <text:p text:style-name="Table_20_Contents">ISSArt.com</text:p>
          </table:table-cell>
          <table:table-cell table:style-name="Table2.A2" office:value-type="string">
            <text:p text:style-name="Table_20_Contents">1</text:p>
          </table:table-cell>
          <table:table-cell table:style-name="Table2.B3" office:value-type="float" office:value="7">
            <text:p text:style-name="P3">7</text:p>
          </table:table-cell>
          <table:table-cell table:style-name="Table2.A2" office:value-type="string">
            <text:p text:style-name="Table_20_Contents">ISSArt.com</text:p>
          </table:table-cell>
          <table:table-cell table:style-name="Table2.B3" office:value-type="float" office:value="1">
            <text:p text:style-name="P3">1</text:p>
          </table:table-cell>
          <table:table-cell table:style-name="Table2.F3" office:value-type="float" office:value="80">
            <text:p text:style-name="P3">80</text:p>
          </table:table-cell>
        </table:table-row>
        <table:table-row>
          <table:table-cell table:style-name="Table2.A2" office:value-type="string">
            <text:p text:style-name="Table_20_Contents">CE</text:p>
          </table:table-cell>
          <table:table-cell table:style-name="Table2.B3" office:value-type="float" office:value="2">
            <text:p text:style-name="P5">2</text:p>
          </table:table-cell>
          <table:table-cell table:style-name="Table2.B3" office:value-type="float" office:value="102">
            <text:p text:style-name="P3">102</text:p>
          </table:table-cell>
          <table:table-cell table:style-name="Table2.A2" office:value-type="string">
            <text:p text:style-name="P3">CE</text:p>
          </table:table-cell>
          <table:table-cell table:style-name="Table2.B3" office:value-type="float" office:value="1">
            <text:p text:style-name="Table_20_Contents">1</text:p>
          </table:table-cell>
          <table:table-cell table:style-name="Table2.F3" office:value-type="float" office:value="204">
            <text:p text:style-name="P3">204</text:p>
          </table:table-cell>
        </table:table-row>
        <table:table-row>
          <table:table-cell table:style-name="Table2.A2" office:value-type="string">
            <text:p text:style-name="P5">Сайт продаж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29</text:p>
          </table:table-cell>
          <table:table-cell table:style-name="Table2.A2" office:value-type="string">
            <text:p text:style-name="P3">Jnetdirect.com</text:p>
          </table:table-cell>
          <table:table-cell table:style-name="Table2.B3" office:value-type="float" office:value="1">
            <text:p text:style-name="P3">1</text:p>
          </table:table-cell>
          <table:table-cell table:style-name="Table2.F3" office:value-type="float" office:value="46">
            <text:p text:style-name="P3">4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8-27T00:32:38.96</meta:creation-date>
    <dc:date>2017-02-01T15:51:39.74</dc:date>
    <meta:editing-duration>PT6H33M29S</meta:editing-duration>
    <meta:editing-cycles>12</meta:editing-cycles>
    <meta:generator>OpenOffice/4.1.2$Win32 OpenOffice.org_project/412m3$Build-9782</meta:generator>
    <dc:creator>Firsanov Konstantin</dc:creator>
    <meta:document-statistic meta:table-count="2" meta:image-count="0" meta:object-count="0" meta:page-count="2" meta:paragraph-count="60" meta:word-count="350" meta:character-count="2324"/>
  </office:meta>
</office:document-meta>
</file>